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list de la tas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Fulls de càlcul offline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Personalitzar els fulls de càlcu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Plantil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3. Importar / Export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port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gid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Fulls de càlcul offline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Plantil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ista de notes final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2. Gràfics a partir del quadern de not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àfic de barr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circul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de líni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3. Document notes finals amb filt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correu amb note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5. Formular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questa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. Document entregat 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 document té totes les parts correcte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No hi ha faltes d'ortografia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S'ha entregat en el temps proposa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formula="of:=COUNTIF([.D9:.D47];&quot;Si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OUNTIF([.E9:.E47];&quot;=No&quot;)"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08:30:20.167132367</meta:creation-date>
    <dc:date>2024-01-19T09:11:15.640659506</dc:date>
    <meta:editing-duration>PT17M41S</meta:editing-duration>
    <meta:editing-cycles>1</meta:editing-cycles>
    <meta:generator>LibreOffice/7.6.2.1$Windows_X86_64 LibreOffice_project/56f7684011345957bbf33a7ee678afaf4d2ba333</meta:generator>
    <meta:document-statistic meta:table-count="1" meta:cell-count="77" meta:object-count="0"/>
  </office:meta>
</office:document-meta>
</file>